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9.98pt"/>
    </style:style>
    <style:style style:name="gr2" style:family="graphic">
      <style:graphic-properties draw:stroke="none" svg:stroke-color="#000000" draw:fill="solid" draw:fill-color="#ffffff" fo:min-height="19.98pt"/>
    </style:style>
    <style:style style:name="gr3" style:family="graphic">
      <style:graphic-properties draw:stroke="none" svg:stroke-color="#000000" draw:fill="solid" draw:fill-color="#ffffff" fo:min-height="14.91pt"/>
    </style:style>
    <style:style style:name="gr4" style:family="graphic">
      <style:graphic-properties draw:stroke="none" svg:stroke-color="#000000" draw:fill="solid" draw:fill-color="#ffffff" fo:min-height="13.44pt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Arial" style:font-family-generic="swiss" style:font-pitch="variabl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4">
        <table:shapes>
          <draw:frame draw:z-index="0" draw:style-name="gr1" draw:text-style-name="P1" svg:width="16.44pt" svg:height="19.98pt" svg:x="5.3pt" svg:y="303.39pt">
            <draw:text-box>
              <text:p><text:span text:style-name="T1">#</text:span></text:p>
            </draw:text-box>
          </draw:frame>
          <draw:frame draw:z-index="1" draw:style-name="gr2" draw:text-style-name="P2" svg:width="40.39pt" svg:height="19.98pt" svg:x="568.8pt" svg:y="446.88pt">
            <draw:text-box>
              <text:p><text:span text:style-name="T1">Year</text:span></text:p>
            </draw:text-box>
          </draw:frame>
          <draw:frame draw:z-index="4" draw:style-name="gr2" draw:text-style-name="P2" svg:width="40.39pt" svg:height="19.98pt" svg:x="326.1pt" svg:y="374.57pt">
            <draw:text-box>
              <text:p><text:span text:style-name="T1">Year</text:span></text:p>
            </draw:text-box>
          </draw:frame>
          <draw:frame draw:z-index="5" draw:style-name="gr3" draw:text-style-name="P3" svg:width="205.03pt" svg:height="14.91pt" svg:x="93.91pt" svg:y="285.39pt">
            <draw:text-box>
              <text:p><text:span text:style-name="T2">Total: #204 = 100% 799 – 595 = 204)</text:span></text:p>
            </draw:text-box>
          </draw:frame>
          <draw:frame draw:z-index="6" draw:style-name="gr4" draw:text-style-name="P3" svg:width="105.51pt" svg:height="13.44pt" svg:x="507.06pt" svg:y="437.13pt">
            <draw:text-box>
              <text:p><text:span text:style-name="T2">Total: #799=100%</text:span></text:p>
            </draw:text-box>
          </draw:frame>
          <draw:frame draw:z-index="7" draw:style-name="gr2" draw:text-style-name="P2" svg:width="40.39pt" svg:height="19.98pt" svg:x="573.87pt" svg:y="470.13pt">
            <draw:text-box>
              <text:p><text:span text:style-name="T1">Yea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2">
          <table:table-cell office:value-type="string" calcext:value-type="string">
            <text:p>other arbitrary code exec., #595</text:p>
          </table:table-cell>
          <table:table-cell table:formula="of:=[.B20]-SUM([.B3:.B17])" office:value-type="float" office:value="40" calcext:value-type="float">
            <text:p>40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41" calcext:value-type="float">
            <text:p>41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3" calcext:value-type="float">
            <text:p>23</text:p>
          </table:table-cell>
          <table:table-cell table:formula="of:=[.G20]-SUM([.G3:.G17])" office:value-type="float" office:value="11" calcext:value-type="float">
            <text:p>11</text:p>
          </table:table-cell>
          <table:table-cell table:formula="of:=[.H20]-SUM([.H3:.H17])" office:value-type="float" office:value="55" calcext:value-type="float">
            <text:p>55</text:p>
          </table:table-cell>
          <table:table-cell table:formula="of:=[.I20]-SUM([.I3:.I17])" office:value-type="float" office:value="65" calcext:value-type="float">
            <text:p>65</text:p>
          </table:table-cell>
          <table:table-cell table:formula="of:=[.J20]-SUM([.J3:.J17])" office:value-type="float" office:value="80" calcext:value-type="float">
            <text:p>80</text:p>
          </table:table-cell>
          <table:table-cell table:formula="of:=[.K20]-SUM([.K3:.K17])" office:value-type="float" office:value="237" calcext:value-type="float">
            <text:p>237</text:p>
          </table:table-cell>
          <table:table-cell table:formula="of:=SUM([.B2:.K2])" office:value-type="float" office:value="595" calcext:value-type="float">
            <text:p>595</text:p>
          </table:table-cell>
          <table:table-cell/>
        </table:table-row>
        <table:table-row table:style-name="ro2">
          <table:table-cell office:value-type="string" calcext:value-type="string">
            <text:p>virtual table, #2; 0.98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virtual function, #3; 1.47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K4])" office:value-type="float" office:value="3" calcext:value-type="float">
            <text:p>3</text:p>
          </table:table-cell>
          <table:table-cell table:formula="of:=[.L4]*100/204" office:value-type="float" office:value="1.47058823529412" calcext:value-type="float">
            <text:p>1.4705882353</text:p>
          </table:table-cell>
        </table:table-row>
        <table:table-row table:style-name="ro2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, #11, 5.39%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K6])" office:value-type="float" office:value="11" calcext:value-type="float">
            <text:p>11</text:p>
          </table:table-cell>
          <table:table-cell table:formula="of:=[.L6]*100/204" office:value-type="float" office:value="5.3921568627451" calcext:value-type="float">
            <text:p>5.3921568627</text:p>
          </table:table-cell>
        </table:table-row>
        <table:table-row table:style-name="ro2">
          <table:table-cell office:value-type="string" calcext:value-type="string">
            <text:p>pointer corruption, #5: 2.45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6" calcext:value-type="float">
            <text:p>6</text:p>
          </table:table-cell>
          <table:table-cell table:formula="of:=[.L7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 vulnerability, #7: 3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204" office:value-type="float" office:value="3.43137254901961" calcext:value-type="float">
            <text:p>3.431372549</text:p>
          </table:table-cell>
        </table:table-row>
        <table:table-row table:style-name="ro2">
          <table:table-cell office:value-type="string" calcext:value-type="string">
            <text:p>invalid pointer, #6, 2.9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6" calcext:value-type="float">
            <text:p>6</text:p>
          </table:table-cell>
          <table:table-cell table:formula="of:=[.L10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object, #96, 47.05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SUM([.B11:.K11])" office:value-type="float" office:value="96" calcext:value-type="float">
            <text:p>96</text:p>
          </table:table-cell>
          <table:table-cell table:formula="of:=[.L11]*100/204" office:value-type="float" office:value="47.0588235294118" calcext:value-type="float">
            <text:p>47.0588235294</text:p>
          </table:table-cell>
        </table:table-row>
        <table:table-row table:style-name="ro2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2:.K12])" office:value-type="float" office:value="0" calcext:value-type="float">
            <text:p>0</text:p>
          </table:table-cell>
          <table:table-cell table:formula="of:=[.L12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e after free, #55, 26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SUM([.B13:.K13])" office:value-type="float" office:value="55" calcext:value-type="float">
            <text:p>55</text:p>
          </table:table-cell>
          <table:table-cell table:formula="of:=[.L13]*100/204" office:value-type="float" office:value="26.9607843137255" calcext:value-type="float">
            <text:p>26.9607843137</text:p>
          </table:table-cell>
        </table:table-row>
        <table:table-row table:style-name="ro2">
          <table:table-cell office:value-type="string" calcext:value-type="string">
            <text:p>deref. heap obj., #2, 0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2" calcext:value-type="float">
            <text:p>2</text:p>
          </table:table-cell>
          <table:table-cell table:formula="of:=[.L14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non-existent object, #1, 0.4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K15])" office:value-type="float" office:value="1" calcext:value-type="float">
            <text:p>1</text:p>
          </table:table-cell>
          <table:table-cell table:formula="of:=[.L15]*100/204" office:value-type="float" office:value="0.490196078431373" calcext:value-type="float">
            <text:p>0.4901960784</text:p>
          </table:table-cell>
        </table:table-row>
        <table:table-row table:style-name="ro2">
          <table:table-cell office:value-type="string" calcext:value-type="string">
            <text:p>object use after free, #12, 5.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6:.K16])" office:value-type="float" office:value="12" calcext:value-type="float">
            <text:p>12</text:p>
          </table:table-cell>
          <table:table-cell table:formula="of:=[.L16]*100/204" office:value-type="float" office:value="5.88235294117647" calcext:value-type="float">
            <text:p>5.8823529412</text:p>
          </table:table-cell>
        </table:table-row>
        <table:table-row table:style-name="ro2">
          <table:table-cell office:value-type="string" calcext:value-type="string">
            <text:p>malformed object, #3, 1.4%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7:.K17])" office:value-type="float" office:value="3" calcext:value-type="float">
            <text:p>3</text:p>
          </table:table-cell>
          <table:table-cell table:formula="of:=[.L17]*100/204" office:value-type="float" office:value="1.47058823529412" calcext:value-type="float">
            <text:p>1.4705882353</text:p>
          </table:table-cell>
        </table:table-row>
        <table:table-row table:style-name="ro1">
          <table:table-cell/>
          <table:table-cell table:formula="of:=SUM([.B3:.B17])" office:value-type="float" office:value="14" calcext:value-type="float">
            <text:p>14</text:p>
          </table:table-cell>
          <table:table-cell table:formula="of:=SUM([.C3:.C17])" office:value-type="float" office:value="5" calcext:value-type="float">
            <text:p>5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11" calcext:value-type="float">
            <text:p>11</text:p>
          </table:table-cell>
          <table:table-cell table:formula="of:=SUM([.F3:.F17])" office:value-type="float" office:value="28" calcext:value-type="float">
            <text:p>28</text:p>
          </table:table-cell>
          <table:table-cell table:formula="of:=SUM([.G3:.G17])" office:value-type="float" office:value="4" calcext:value-type="float">
            <text:p>4</text:p>
          </table:table-cell>
          <table:table-cell table:formula="of:=SUM([.H3:.H17])" office:value-type="float" office:value="12" calcext:value-type="float">
            <text:p>12</text:p>
          </table:table-cell>
          <table:table-cell table:formula="of:=SUM([.I3:.I17])" office:value-type="float" office:value="6" calcext:value-type="float">
            <text:p>6</text:p>
          </table:table-cell>
          <table:table-cell table:formula="of:=SUM([.J3:.J17])" office:value-type="float" office:value="23" calcext:value-type="float">
            <text:p>23</text:p>
          </table:table-cell>
          <table:table-cell table:formula="of:=SUM([.K3:.K17])" office:value-type="float" office:value="81" calcext:value-type="float">
            <text:p>81</text:p>
          </table:table-cell>
          <table:table-cell table:formula="of:=SUM([.B18:.K18])" office:value-type="float" office:value="204" calcext:value-type="float">
            <text:p>204</text:p>
          </table:table-cell>
          <table:table-cell table:formula="of:=SUM([.L3:.L17])" office:value-type="float" office:value="204" calcext:value-type="float">
            <text:p>20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318" calcext:value-type="float">
            <text:p>318</text:p>
          </table:table-cell>
          <table:table-cell table:formula="of:=SUM([.B20:.K20])" office:value-type="float" office:value="799" calcext:value-type="float">
            <text:p>799</text:p>
          </table:table-cell>
          <table:table-cell/>
        </table:table-row>
        <table:table-row table:style-name="ro1">
          <table:table-cell>
            <draw:frame table:end-cell-address="Sheet1.D43" table:end-x="59.24pt" table:end-y="10.37pt" draw:z-index="2" draw:style-name="gr5" draw:text-style-name="P4" svg:width="381.43pt" svg:height="265.29pt" svg:x="6.75pt" svg:y="11.99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L43" table:end-x="47.25pt" table:end-y="10.94pt" draw:z-index="3" draw:style-name="gr5" draw:text-style-name="P4" svg:width="517.86pt" svg:height="273.83pt" svg:x="48.1pt" svg:y="4.03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5:53:47.499386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8-04T15:54:20.846147691</dc:date>
    <meta:editing-duration>PT8H33M2S</meta:editing-duration>
    <meta:editing-cycles>60</meta:editing-cycles>
    <meta:generator>LibreOffice/4.4.6.3$Linux_X86_64 LibreOffice_project/40m0$Build-3</meta:generator>
    <meta:document-statistic meta:table-count="1" meta:cell-count="241" meta:object-count="8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5cm" svg:height="9.362cm" xlink:href=".." xlink:type="simple" chart:class="chart:line" chart:style-name="ch1">
        <chart:legend svg:x="0.321cm" svg:y="4.919cm" style:legend-expansion="custom" chartooo:width="12.927cm" chartooo:height="4.248cm" style:legend-expansion-aspect-ratio="3.0430790960452" chart:style-name="ch2"/>
        <chart:plot-area chart:style-name="ch3" table:cell-range-address="Sheet1.B1:Sheet1.K17 Sheet1.A2:Sheet1.A17" chart:data-source-has-labels="both" svg:x="0.057cm" svg:y="-0.07cm" svg:width="13.172cm" svg:height="5.195cm">
          <chartooo:coordinate-region svg:x="1.049cm" svg:y="0.129cm" svg:width="11.808cm" svg:height="4.349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72cm" svg:height="9.663cm" xlink:href=".." xlink:type="simple" chart:class="chart:bar" chart:style-name="ch1">
        <chart:plot-area chart:style-name="ch2" table:cell-range-address="Sheet1.B1:Sheet1.K17 Sheet1.A2:Sheet1.A17" chart:data-source-has-labels="both" svg:x="0.334cm" svg:y="0.254cm" svg:width="8.131cm" svg:height="9.047cm">
          <chartooo:coordinate-region svg:x="1.458cm" svg:y="0.453cm" svg:width="7.007cm" svg:height="7.794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